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18103DFA125D7A2DD4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6.474cm" svg:height="27.699cm" svg:x="7.262cm" svg:y="1cm">
          <draw:image xlink:href="Pictures/10000000000005A0000018103DFA125D7A2DD45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1-24T22:40:07.541000000</dc:date>
    <meta:editing-duration>PT2H19M37S</meta:editing-duration>
    <meta:editing-cycles>1</meta:editing-cycles>
    <meta:document-statistic meta:object-count="1"/>
    <meta:generator>LibreOffice/6.0.1.1$Windows_X86_64 LibreOffice_project/60bfb1526849283ce2491346ed2aa51c465abfe6</meta:generator>
  </office:meta>
</office:document-meta>
</file>